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A2])" office:value-type="string" office:string-value="12" calcext:value-type="string">
            <text:p>12</text:p>
          </table:table-cell>
          <table:table-cell table:style-name="ce4" table:formula="of:=HEX2BIN([.B2])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 table:style-name="ce2" table:formula="of:=HEX2DEC([.B3])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HEX2BIN([.B3])" office:value-type="string" office:string-value="100001" calcext:value-type="string">
            <text:p>100001</text:p>
          </table:table-cell>
          <table:table-cell table:number-columns-repeated="3"/>
        </table:table-row>
        <table:table-row table:style-name="ro1">
          <table:table-cell table:style-name="ce2" table:formula="of:=HEX2DEC([.B4])" office:value-type="float" office:value="255" calcext:value-type="float">
            <text:p>255</text:p>
          </table:table-cell>
          <table:table-cell table:style-name="ce2" table:formula="of:=BIN2HEX([.C4])" office:value-type="string" office:string-value="FF" calcext:value-type="string">
            <text:p>FF</text:p>
          </table:table-cell>
          <table:table-cell table:style-name="ce5" office:value-type="float" office:value="11111111" calcext:value-type="float">
            <text:p>111111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l values below are in H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 MET B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0000</text:p>
          </table:table-cell>
          <table:table-cell office:value-type="string" calcext:value-type="string">
            <text:p>sometimes 1<text:span text:style-name="T1">st</text:span> frame (other times 0x6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00000110</text:p>
          </table:table-cell>
          <table:table-cell office:value-type="string" calcext:value-type="string">
            <text:p>until 1<text:span text:style-name="T1">st</text:span> B3 packet receive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00000100</text:p>
          </table:table-cell>
          <table:table-cell office:value-type="string" calcext:value-type="string">
            <text:p>keyON, but not started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00100100</text:p>
          </table:table-cell>
          <table:table-cell office:value-type="string" calcext:value-type="string">
            <text:p>car runni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00100110</text:p>
          </table:table-cell>
          <table:table-cell office:value-type="string" calcext:value-type="string">
            <text:p>car runnin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00000100</text:p>
          </table:table-cell>
          <table:table-cell office:value-type="string" calcext:value-type="string">
            <text:p>autostop?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0000</text:p>
          </table:table-cell>
          <table:table-cell office:value-type="string" calcext:value-type="string">
            <text:p>keyOFF (IMA still on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st MET B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Charge Request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6" table:formula="of:=HEX2BIN([.A27])" office:value-type="string" office:string-value="1000000" calcext:value-type="string">
            <text:p>1000000</text:p>
          </table:table-cell>
          <table:table-cell office:value-type="string" calcext:value-type="string">
            <text:p>keyON until METB3 changes from 4/24/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table:formula="of:=HEX2BIN([.A28])" office:value-type="string" office:string-value="1010010" calcext:value-type="string">
            <text:p>1010010</text:p>
          </table:table-cell>
          <table:table-cell office:value-type="string" calcext:value-type="string">
            <text:p>Request no regen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" table:formula="of:=HEX2BIN([.A29])" office:value-type="string" office:string-value="10010" calcext:value-type="string">
            <text:p>10010</text:p>
          </table:table-cell>
          <table:table-cell office:value-type="string" calcext:value-type="string">
            <text:p>Request Reg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6" table:formula="of:=HEX2BIN([.A31])" office:value-type="string" office:string-value="100000" calcext:value-type="string">
            <text:p>100000</text:p>
          </table:table-cell>
          <table:table-cell office:value-type="string" calcext:value-type="string">
            <text:p>Peter NiMH@24.8%SoC</text:p>
          </table:table-cell>
          <table:table-cell/>
          <table:table-cell office:value-type="string" calcext:value-type="string">
            <text:p>"give me 4 bars assist please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6" table:formula="of:=HEX2BIN([.A32])" office:value-type="string" office:string-value="0" calcext:value-type="string">
            <text:p>0</text:p>
          </table:table-cell>
          <table:table-cell office:value-type="string" calcext:value-type="string">
            <text:p>Peter NiMH@28.0%So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6" table:formula="of:=HEX2BIN([.A33])" office:value-type="string" office:string-value="1000000" calcext:value-type="string">
            <text:p>1000000</text:p>
          </table:table-cell>
          <table:table-cell office:value-type="string" calcext:value-type="string">
            <text:p>Peter NiMH@29.6%So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6" table:formula="of:=HEX2BIN([.A34])" office:value-type="string" office:string-value="1000010" calcext:value-type="string">
            <text:p>1000010</text:p>
          </table:table-cell>
          <table:table-cell office:value-type="string" calcext:value-type="string">
            <text:p>Peter NiMH - from x40 to x42 when TbattHi increased from x43 (13 degC) to x44 (14 degC)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6" table:formula="of:=HEX2BIN([.A35])" office:value-type="string" office:string-value="1000001" calcext:value-type="string">
            <text:p>1000001</text:p>
          </table:table-cell>
          <table:table-cell office:value-type="string" calcext:value-type="string">
            <text:p>Peter NiM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6" table:formula="of:=HEX2BIN([.A37])" office:value-type="string" office:string-value="100001" calcext:value-type="string">
            <text:p>10000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6" table:formula="of:=HEX2BIN([.A38])" office:value-type="string" office:string-value="110010" calcext:value-type="string">
            <text:p>11001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3">
          <table:table-cell office:value-type="string" calcext:value-type="string">
            <text:p>SoC</text:p>
            <text:p>hi B</text:p>
          </table:table-cell>
          <table:table-cell office:value-type="string" calcext:value-type="string">
            <text:p>SoC</text:p>
            <text:p>lo B</text:p>
          </table:table-cell>
          <table:table-cell table:number-columns-repeated="3"/>
          <table:table-cell office:value-type="string" calcext:value-type="string">
            <text:p>charge</text:p>
            <text:p>requ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00010101</text:p>
          </table:table-cell>
          <table:table-cell office:value-type="string" calcext:value-type="string">
            <text:p>LiBCM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001000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3" office:value-type="string" calcext:value-type="string">
            <text:p>BCM 1<text:span text:style-name="T1">st</text:span> powerup before SoC known</text:p>
          </table:table-cell>
          <table:table-cell/>
          <table:table-cell office:value-type="float" office:value="110010" calcext:value-type="float">
            <text:p>1100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3" office:value-type="string" calcext:value-type="string">
            <text:p>BCM as soon as SoC known</text:p>
          </table:table-cell>
          <table:table-cell/>
          <table:table-cell office:value-type="float" office:value="1010010" calcext:value-type="float">
            <text:p>10100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0010" calcext:value-type="float">
            <text:p>00100010</text:p>
          </table:table-cell>
          <table:table-cell office:value-type="string" calcext:value-type="string">
            <text:p>Peter NiMHposRecal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10010" calcext:value-type="float">
            <text:p>00110010</text:p>
          </table:table-cell>
          <table:table-cell office:value-type="string" calcext:value-type="string">
            <text:p>Peter NiMHposRecal</text:p>
          </table:table-cell>
          <table: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2T19:14:37.560458934</meta:creation-date>
    <dc:date>2022-04-15T17:29:57.040959149</dc:date>
    <meta:editing-duration>P1DT19H31M32S</meta:editing-duration>
    <meta:editing-cycles>1</meta:editing-cycles>
    <meta:document-statistic meta:table-count="1" meta:cell-count="99" meta:object-count="0"/>
    <meta:generator>LibreOffice/7.1.7.2$MacOSX_X86_64 LibreOffice_project/c6a4e3954236145e2acb0b65f68614365aeee33f</meta:generator>
  </office:meta>
</office:document-meta>
</file>